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0000001A0754D8C8A68FB5F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9.978cm" presentation:class="title" presentation:user-transformed="true">
          <draw:text-box>
            <text:p>"Identificación de riesgos y niveles de peligrosidad </text:p>
          </draw:text-box>
        </draw:frame>
        <draw:frame draw:style-name="gr1" draw:text-style-name="P1" draw:layer="layout" svg:width="9.5cm" svg:height="9.5cm" svg:x="17cm" svg:y="0.494cm">
          <draw:image xlink:href="Pictures/10000001000001A0000001A0754D8C8A68FB5F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3" draw:layer="layout" svg:width="26.5cm" svg:height="1.8cm" svg:x="0.4cm" svg:y="0.2cm" presentation:class="title" presentation:user-transformed="true">
          <draw:text-box>
            <text:p text:style-name="P3"><text:span text:style-name="T1">Definición Riesgo y Nivel de peligrosidad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1:27:39.472464659</meta:creation-date>
    <meta:editing-duration>PT57M6S</meta:editing-duration>
    <meta:editing-cycles>3</meta:editing-cycles>
    <meta:generator>LibreOffice/7.4.7.2$Linux_X86_64 LibreOffice_project/40$Build-2</meta:generator>
    <dc:title>Portfolio</dc:title>
    <dc:date>2023-12-03T12:24:45.177393467</dc:date>
    <meta:document-statistic meta:object-count="97"/>
  </office:meta>
</office:document-meta>
</file>